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3cd" officeooo:paragraph-rsid="0012b3cd"/>
    </style:style>
    <style:style style:name="P2" style:family="paragraph" style:parent-style-name="Standard">
      <style:text-properties officeooo:rsid="00162dd6" officeooo:paragraph-rsid="00162dd6"/>
    </style:style>
    <style:style style:name="P3" style:family="paragraph" style:parent-style-name="Standard">
      <style:text-properties officeooo:paragraph-rsid="0012b3cd"/>
    </style:style>
    <style:style style:name="P4" style:family="paragraph" style:parent-style-name="Standard">
      <style:text-properties officeooo:rsid="0017570e" officeooo:paragraph-rsid="0017570e"/>
    </style:style>
    <style:style style:name="P5" style:family="paragraph" style:parent-style-name="Standard">
      <style:text-properties officeooo:rsid="0017570e" officeooo:paragraph-rsid="0017570e"/>
    </style:style>
    <style:style style:name="P6" style:family="paragraph" style:parent-style-name="Standard">
      <style:text-properties officeooo:rsid="001985e2" officeooo:paragraph-rsid="001985e2"/>
    </style:style>
    <style:style style:name="P7" style:family="paragraph" style:parent-style-name="Standard">
      <style:text-properties officeooo:rsid="001985e2" officeooo:paragraph-rsid="0012b3cd"/>
    </style:style>
    <style:style style:name="T1" style:family="text">
      <style:text-properties officeooo:rsid="0012b3cd"/>
    </style:style>
    <style:style style:name="T2" style:family="text">
      <style:text-properties officeooo:rsid="0017570e"/>
    </style:style>
    <style:style style:name="T3" style:family="text">
      <style:text-properties officeooo:rsid="001a81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DBC <text:span text:style-name="T2">TEORIA</text:span></text:p>
      <text:p text:style-name="P7"/>
      <text:p text:style-name="P6">É o mais crú possível de uma conexão com banco de dados, <text:span text:style-name="T3">o JDBC é o que acontece por trás dos jpa e cia </text:span></text:p>
      <text:p text:style-name="P4"/>
      <text:p text:style-name="P4">Factory: Classe responsavel por fazer a conexão</text:p>
      <text:p text:style-name="P1"/>
      <text:p text:style-name="P3"><text:span text:style-name="T1">Pool: </text:span>Um <text:span text:style-name="Emphasis">pool</text:span> de conexões administra/controla a quantidade de conexões abertas</text:p>
      <text:p text:style-name="P1"/>
      <text:p text:style-name="P1">Data Source: <text:span text:style-name="T2">é o que possibilita a conexão com o Pool</text:span></text:p>
      <text:p text:style-name="P1"/>
      <text:p text:style-name="P2">Uma aplicacão é escrita em camadas: </text:p>
      <text:p text:style-name="P2">as camadas são View, Controller, Modelo e persistência</text:p>
      <text:p text:style-name="P2"/>
      <text:p text:style-name="P2">View – é a parte visivel para o cliente </text:p>
      <text:p text:style-name="P2">Controller – é a parte que faz conexão ou que possibilita a conexão da view para a persistencia</text:p>
      <text:p text:style-name="P2">Persistência – Serve para acessar a tabela é o DAO, para cada classe dominio existe um DAO</text:p>
      <text:p text:style-name="P2">Modelo – é uma forma de representar uma tabela, essa é a classe dominio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3:43:48.342285377</meta:creation-date>
    <dc:date>2022-03-04T18:04:21.487570088</dc:date>
    <meta:editing-duration>PT49M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23" meta:character-count="680" meta:non-whitespace-character-count="560"/>
  </office:meta>
</office:document-meta>
</file>